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1.4mm"/>
    </style:style>
    <style:style style:name="co2" style:family="table-column">
      <style:table-column-properties fo:break-before="auto" style:column-width="10.71mm"/>
    </style:style>
    <style:style style:name="co3" style:family="table-column">
      <style:table-column-properties fo:break-before="auto" style:column-width="19.42mm"/>
    </style:style>
    <style:style style:name="co4" style:family="table-column">
      <style:table-column-properties fo:break-before="auto" style:column-width="41.2mm"/>
    </style:style>
    <style:style style:name="co5" style:family="table-column">
      <style:table-column-properties fo:break-before="auto" style:column-width="41.47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56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57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58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9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60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61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62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63" style:family="table-cell" style:parent-style-name="Pivot_20_Table_20_Value" style:data-style-name="N61">
      <style:table-cell-properties fo:border-bottom="none" fo:border-left="0.99pt solid #000000" fo:border-right="none" fo:border-top="0.99pt solid #000000"/>
    </style:style>
    <style:style style:name="ce64" style:family="table-cell" style:parent-style-name="Pivot_20_Table_20_Value" style:data-style-name="N61">
      <style:table-cell-properties fo:border-bottom="none" fo:border-left="0.99pt solid #000000" fo:border-right="none" fo:border-top="none"/>
    </style:style>
    <style:style style:name="ce65" style:family="table-cell" style:parent-style-name="Pivot_20_Table_20_Value" style:data-style-name="N61">
      <style:table-cell-properties fo:border-bottom="0.99pt solid #000000" fo:border-left="0.99pt solid #000000" fo:border-right="none" fo:border-top="none"/>
    </style:style>
    <style:style style:name="ce66" style:family="table-cell" style:parent-style-name="Pivot_20_Table_20_Result" style:data-style-name="N61">
      <style:table-cell-properties fo:border-bottom="2.01pt solid #000000" fo:border-left="0.99pt solid #000000" fo:border-right="none" fo:border-top="0.99pt solid #000000"/>
    </style:style>
    <style:style style:name="ce67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68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69" style:family="table-cell" style:parent-style-name="Pivot_20_Table_20_Value" style:data-style-name="N61">
      <style:table-cell-properties fo:border-bottom="none" fo:border-left="none" fo:border-right="none" fo:border-top="0.99pt solid #000000"/>
    </style:style>
    <style:style style:name="ce70" style:family="table-cell" style:parent-style-name="Pivot_20_Table_20_Value" style:data-style-name="N61"/>
    <style:style style:name="ce71" style:family="table-cell" style:parent-style-name="Pivot_20_Table_20_Value" style:data-style-name="N61">
      <style:table-cell-properties fo:border-bottom="0.99pt solid #000000" fo:border-left="none" fo:border-right="none" fo:border-top="none"/>
    </style:style>
    <style:style style:name="ce72" style:family="table-cell" style:parent-style-name="Pivot_20_Table_20_Result" style:data-style-name="N61">
      <style:table-cell-properties fo:border-bottom="2.01pt solid #000000" fo:border-left="none" fo:border-right="none" fo:border-top="0.99pt solid #000000"/>
    </style:style>
    <style:style style:name="ce73" style:family="table-cell" style:parent-style-name="Pivot_20_Table_20_Value" style:data-style-name="N61">
      <style:table-cell-properties fo:border-bottom="none" fo:border-left="none" fo:border-right="0.99pt solid #000000" fo:border-top="0.99pt solid #000000"/>
    </style:style>
    <style:style style:name="ce74" style:family="table-cell" style:parent-style-name="Pivot_20_Table_20_Value" style:data-style-name="N61">
      <style:table-cell-properties fo:border-bottom="none" fo:border-left="none" fo:border-right="0.99pt solid #000000" fo:border-top="none"/>
    </style:style>
    <style:style style:name="ce75" style:family="table-cell" style:parent-style-name="Pivot_20_Table_20_Value" style:data-style-name="N61">
      <style:table-cell-properties fo:border-bottom="0.99pt solid #000000" fo:border-left="none" fo:border-right="0.99pt solid #000000" fo:border-top="none"/>
    </style:style>
    <style:style style:name="ce76" style:family="table-cell" style:parent-style-name="Pivot_20_Table_20_Result" style:data-style-name="N61">
      <style:table-cell-properties fo:border-bottom="2.01pt solid #000000" fo:border-left="none" fo:border-right="0.99pt solid #000000" fo:border-top="0.99pt solid #000000"/>
    </style:style>
    <style:style style:name="ce77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78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79" style:family="table-cell" style:parent-style-name="Pivot_20_Table_20_Result" style:data-style-name="N61">
      <style:table-cell-properties fo:border-bottom="none" fo:border-left="0.99pt solid #000000" fo:border-right="2.01pt solid #000000" fo:border-top="0.99pt solid #000000"/>
    </style:style>
    <style:style style:name="ce80" style:family="table-cell" style:parent-style-name="Pivot_20_Table_20_Result" style:data-style-name="N61">
      <style:table-cell-properties fo:border-bottom="none" fo:border-left="0.99pt solid #000000" fo:border-right="2.01pt solid #000000" fo:border-top="none"/>
    </style:style>
    <style:style style:name="ce81" style:family="table-cell" style:parent-style-name="Pivot_20_Table_20_Result" style:data-style-name="N61">
      <style:table-cell-properties fo:border-bottom="0.99pt solid #000000" fo:border-left="0.99pt solid #000000" fo:border-right="2.01pt solid #000000" fo:border-top="none"/>
    </style:style>
    <style:style style:name="ce82" style:family="table-cell" style:parent-style-name="Pivot_20_Table_20_Result" style:data-style-name="N61">
      <style:table-cell-properties fo:border-bottom="2.01pt solid #000000" fo:border-left="0.99pt solid #000000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enchmark 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BenchNam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eanLB</text:p>
          </table:table-cell>
          <table:table-cell office:value-type="string" calcext:value-type="string">
            <text:p>MeanUB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StddevLB</text:p>
          </table:table-cell>
          <table:table-cell office:value-type="string" calcext:value-type="string">
            <text:p>StddevUB</text:p>
          </table:table-cell>
        </table:table-row>
        <table:table-row table:style-name="ro1">
          <table:table-cell office:value-type="string" calcext:value-type="string">
            <text:p>32Mb/validat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validate</text:p>
          </table:table-cell>
          <table:table-cell table:style-name="ce1" office:value-type="float" office:value="0.0298761859769114" calcext:value-type="float">
            <text:p>2,99E-02</text:p>
          </table:table-cell>
          <table:table-cell office:value-type="string" calcext:value-type="string">
            <text:p>2.9703260033090248e-2</text:p>
          </table:table-cell>
          <table:table-cell office:value-type="string" calcext:value-type="string">
            <text:p>3.0207074650455894e-2</text:p>
          </table:table-cell>
          <table:table-cell office:value-type="string" calcext:value-type="string">
            <text:p>8.951379952971375e-4</text:p>
          </table:table-cell>
          <table:table-cell office:value-type="string" calcext:value-type="string">
            <text:p>5.158987356717694e-4</text:p>
          </table:table-cell>
          <table:table-cell office:value-type="string" calcext:value-type="string">
            <text:p>1.4961876741462449e-3</text:p>
          </table:table-cell>
        </table:table-row>
        <table:table-row table:style-name="ro1">
          <table:table-cell office:value-type="string" calcext:value-type="string">
            <text:p>32Mb/validateEx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validateEx</text:p>
          </table:table-cell>
          <table:table-cell table:style-name="ce1" office:value-type="float" office:value="0.0535088836308414" calcext:value-type="float">
            <text:p>5,35E-02</text:p>
          </table:table-cell>
          <table:table-cell office:value-type="string" calcext:value-type="string">
            <text:p>5.325463272116018e-2</text:p>
          </table:table-cell>
          <table:table-cell office:value-type="string" calcext:value-type="string">
            <text:p>5.4022700088938974e-2</text:p>
          </table:table-cell>
          <table:table-cell office:value-type="string" calcext:value-type="string">
            <text:p>1.1885405242787013e-3</text:p>
          </table:table-cell>
          <table:table-cell office:value-type="string" calcext:value-type="string">
            <text:p>6.424304708660408e-4</text:p>
          </table:table-cell>
          <table:table-cell office:value-type="string" calcext:value-type="string">
            <text:p>1.845689193337621e-3</text:p>
          </table:table-cell>
        </table:table-row>
        <table:table-row table:style-name="ro1">
          <table:table-cell office:value-type="string" calcext:value-type="string">
            <text:p>32Mb/parser-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arser-1</text:p>
          </table:table-cell>
          <table:table-cell office:value-type="float" office:value="0.972988792162884" calcext:value-type="float">
            <text:p>0,972988792162884</text:p>
          </table:table-cell>
          <table:table-cell office:value-type="string" calcext:value-type="string">
            <text:p>0.9698893729094458</text:p>
          </table:table-cell>
          <table:table-cell office:value-type="string" calcext:value-type="string">
            <text:p>0.9776697425964812</text:p>
          </table:table-cell>
          <table:table-cell office:value-type="string" calcext:value-type="string">
            <text:p>6.046054440471698e-3</text:p>
          </table:table-cell>
          <table:table-cell office:value-type="string" calcext:value-type="string">
            <text:p>3.574303553717014e-3</text:p>
          </table:table-cell>
          <table:table-cell office:value-type="string" calcext:value-type="string">
            <text:p>9.266899491782882e-3</text:p>
          </table:table-cell>
        </table:table-row>
        <table:table-row table:style-name="ro1">
          <table:table-cell office:value-type="string" calcext:value-type="string">
            <text:p>32Mb/parser-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arser-3</text:p>
          </table:table-cell>
          <table:table-cell office:value-type="float" office:value="1.12490967957332" calcext:value-type="float">
            <text:p>1,12490967957332</text:p>
          </table:table-cell>
          <table:table-cell office:value-type="string" calcext:value-type="string">
            <text:p>1.1196841570194076</text:p>
          </table:table-cell>
          <table:table-cell office:value-type="string" calcext:value-type="string">
            <text:p>1.1397633264929972</text:p>
          </table:table-cell>
          <table:table-cell office:value-type="string" calcext:value-type="string">
            <text:p>1.3133811789223512e-2</text:p>
          </table:table-cell>
          <table:table-cell office:value-type="string" calcext:value-type="string">
            <text:p>3.652489576242436e-3</text:p>
          </table:table-cell>
          <table:table-cell office:value-type="string" calcext:value-type="string">
            <text:p>2.1798649256588237e-2</text:p>
          </table:table-cell>
        </table:table-row>
        <table:table-row table:style-name="ro1">
          <table:table-cell office:value-type="string" calcext:value-type="string">
            <text:p>32Mb/parser-3-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arser-3-A</text:p>
          </table:table-cell>
          <table:table-cell office:value-type="float" office:value="0.414796126091134" calcext:value-type="float">
            <text:p>0,414796126091134</text:p>
          </table:table-cell>
          <table:table-cell office:value-type="string" calcext:value-type="string">
            <text:p>0.41299914916763286</text:p>
          </table:table-cell>
          <table:table-cell office:value-type="string" calcext:value-type="string">
            <text:p>0.4196802007255319</text:p>
          </table:table-cell>
          <table:table-cell office:value-type="string" calcext:value-type="string">
            <text:p>5.651168982984208e-3</text:p>
          </table:table-cell>
          <table:table-cell office:value-type="string" calcext:value-type="string">
            <text:p>2.8103836024757573e-3</text:p>
          </table:table-cell>
          <table:table-cell office:value-type="string" calcext:value-type="string">
            <text:p>9.95555639961739e-3</text:p>
          </table:table-cell>
        </table:table-row>
        <table:table-row table:style-name="ro1">
          <table:table-cell office:value-type="string" calcext:value-type="string">
            <text:p>32Mb/parser-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arser-4</text:p>
          </table:table-cell>
          <table:table-cell office:value-type="float" office:value="0.779978875017928" calcext:value-type="float">
            <text:p>0,779978875017928</text:p>
          </table:table-cell>
          <table:table-cell office:value-type="string" calcext:value-type="string">
            <text:p>0.7765624334790906</text:p>
          </table:table-cell>
          <table:table-cell office:value-type="string" calcext:value-type="string">
            <text:p>0.7848234482410035</text:p>
          </table:table-cell>
          <table:table-cell office:value-type="string" calcext:value-type="string">
            <text:p>7.34063260981497e-3</text:p>
          </table:table-cell>
          <table:table-cell office:value-type="string" calcext:value-type="string">
            <text:p>4.656940724541343e-3</text:p>
          </table:table-cell>
          <table:table-cell office:value-type="string" calcext:value-type="string">
            <text:p>1.1582773647522502e-2</text:p>
          </table:table-cell>
        </table:table-row>
        <table:table-row table:style-name="ro1">
          <table:table-cell office:value-type="string" calcext:value-type="string">
            <text:p>64Mb/validat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validate</text:p>
          </table:table-cell>
          <table:table-cell table:style-name="ce1" office:value-type="float" office:value="0.0633325768283832" calcext:value-type="float">
            <text:p>6,33E-02</text:p>
          </table:table-cell>
          <table:table-cell office:value-type="string" calcext:value-type="string">
            <text:p>6.21362634490961e-2</text:p>
          </table:table-cell>
          <table:table-cell office:value-type="string" calcext:value-type="string">
            <text:p>6.493058168235158e-2</text:p>
          </table:table-cell>
          <table:table-cell office:value-type="string" calcext:value-type="string">
            <text:p>4.473942196084746e-3</text:p>
          </table:table-cell>
          <table:table-cell office:value-type="string" calcext:value-type="string">
            <text:p>3.982141248817339e-3</text:p>
          </table:table-cell>
          <table:table-cell office:value-type="string" calcext:value-type="string">
            <text:p>4.85792180718728e-3</text:p>
          </table:table-cell>
        </table:table-row>
        <table:table-row table:style-name="ro1">
          <table:table-cell office:value-type="string" calcext:value-type="string">
            <text:p>64Mb/validateEx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validateEx</text:p>
          </table:table-cell>
          <table:table-cell office:value-type="float" office:value="0.106787937656532" calcext:value-type="float">
            <text:p>0,106787937656532</text:p>
          </table:table-cell>
          <table:table-cell office:value-type="string" calcext:value-type="string">
            <text:p>0.10627654534901035</text:p>
          </table:table-cell>
          <table:table-cell office:value-type="string" calcext:value-type="string">
            <text:p>0.10764626214308995</text:p>
          </table:table-cell>
          <table:table-cell office:value-type="string" calcext:value-type="string">
            <text:p>1.9852218413664432e-3</text:p>
          </table:table-cell>
          <table:table-cell office:value-type="string" calcext:value-type="string">
            <text:p>1.2939509055031738e-3</text:p>
          </table:table-cell>
          <table:table-cell office:value-type="string" calcext:value-type="string">
            <text:p>3.260087899548264e-3</text:p>
          </table:table-cell>
        </table:table-row>
        <table:table-row table:style-name="ro1">
          <table:table-cell office:value-type="string" calcext:value-type="string">
            <text:p>64Mb/parser-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arser-1</text:p>
          </table:table-cell>
          <table:table-cell office:value-type="float" office:value="1.91667813556199" calcext:value-type="float">
            <text:p>1,91667813556199</text:p>
          </table:table-cell>
          <table:table-cell office:value-type="string" calcext:value-type="string">
            <text:p>1.9017179741673738</text:p>
          </table:table-cell>
          <table:table-cell office:value-type="string" calcext:value-type="string">
            <text:p>1.9481124479918768</text:p>
          </table:table-cell>
          <table:table-cell office:value-type="string" calcext:value-type="string">
            <text:p>3.0275432308312075e-2</text:p>
          </table:table-cell>
          <table:table-cell office:value-type="string" calcext:value-type="string">
            <text:p>1.3063873604931511e-2</text:p>
          </table:table-cell>
          <table:table-cell office:value-type="string" calcext:value-type="string">
            <text:p>4.3369030698825146e-2</text:p>
          </table:table-cell>
        </table:table-row>
        <table:table-row table:style-name="ro1">
          <table:table-cell office:value-type="string" calcext:value-type="string">
            <text:p>64Mb/parser-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arser-3</text:p>
          </table:table-cell>
          <table:table-cell office:value-type="float" office:value="2.24096513424973" calcext:value-type="float">
            <text:p>2,24096513424973</text:p>
          </table:table-cell>
          <table:table-cell office:value-type="string" calcext:value-type="string">
            <text:p>2.2202547208052743</text:p>
          </table:table-cell>
          <table:table-cell office:value-type="string" calcext:value-type="string">
            <text:p>2.298182830692046</text:p>
          </table:table-cell>
          <table:table-cell office:value-type="string" calcext:value-type="string">
            <text:p>4.642802673746363e-2</text:p>
          </table:table-cell>
          <table:table-cell office:value-type="string" calcext:value-type="string">
            <text:p>3.95073276435795e-3</text:p>
          </table:table-cell>
          <table:table-cell office:value-type="string" calcext:value-type="string">
            <text:p>6.452434960968018e-2</text:p>
          </table:table-cell>
        </table:table-row>
        <table:table-row table:style-name="ro1">
          <table:table-cell office:value-type="string" calcext:value-type="string">
            <text:p>64Mb/parser-3-A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arser-3-A</text:p>
          </table:table-cell>
          <table:table-cell office:value-type="float" office:value="0.810965124657076" calcext:value-type="float">
            <text:p>0,810965124657076</text:p>
          </table:table-cell>
          <table:table-cell office:value-type="string" calcext:value-type="string">
            <text:p>0.8043253551688331</text:p>
          </table:table-cell>
          <table:table-cell office:value-type="string" calcext:value-type="string">
            <text:p>0.834847606839888</text:p>
          </table:table-cell>
          <table:table-cell office:value-type="string" calcext:value-type="string">
            <text:p>2.0151887137598905e-2</text:p>
          </table:table-cell>
          <table:table-cell office:value-type="string" calcext:value-type="string">
            <text:p>2.1594264126852704e-3</text:p>
          </table:table-cell>
          <table:table-cell office:value-type="string" calcext:value-type="string">
            <text:p>3.479394431124785e-2</text:p>
          </table:table-cell>
        </table:table-row>
        <table:table-row table:style-name="ro1">
          <table:table-cell office:value-type="string" calcext:value-type="string">
            <text:p>64Mb/parser-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arser-4</text:p>
          </table:table-cell>
          <table:table-cell office:value-type="float" office:value="1.54715853406598" calcext:value-type="float">
            <text:p>1,54715853406598</text:p>
          </table:table-cell>
          <table:table-cell office:value-type="string" calcext:value-type="string">
            <text:p>1.5337040917204354</text:p>
          </table:table-cell>
          <table:table-cell office:value-type="string" calcext:value-type="string">
            <text:p>1.555718626871805</text:p>
          </table:table-cell>
          <table:table-cell office:value-type="string" calcext:value-type="string">
            <text:p>1.6301336282584414e-2</text:p>
          </table:table-cell>
          <table:table-cell office:value-type="string" calcext:value-type="string">
            <text:p>8.108185127225784e-3</text:p>
          </table:table-cell>
          <table:table-cell office:value-type="string" calcext:value-type="string">
            <text:p>2.5919814021284897e-2</text:p>
          </table:table-cell>
        </table:table-row>
        <table:table-row table:style-name="ro1">
          <table:table-cell office:value-type="string" calcext:value-type="string">
            <text:p>128Mb/validate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validate</text:p>
          </table:table-cell>
          <table:table-cell office:value-type="float" office:value="0.113163720989346" calcext:value-type="float">
            <text:p>0,113163720989346</text:p>
          </table:table-cell>
          <table:table-cell office:value-type="string" calcext:value-type="string">
            <text:p>0.11284870586188431</text:p>
          </table:table-cell>
          <table:table-cell office:value-type="string" calcext:value-type="string">
            <text:p>0.11400733809077469</text:p>
          </table:table-cell>
          <table:table-cell office:value-type="string" calcext:value-type="string">
            <text:p>1.407041704016301e-3</text:p>
          </table:table-cell>
          <table:table-cell office:value-type="string" calcext:value-type="string">
            <text:p>7.381239680151547e-4</text:p>
          </table:table-cell>
          <table:table-cell office:value-type="string" calcext:value-type="string">
            <text:p>2.8230121109881594e-3</text:p>
          </table:table-cell>
        </table:table-row>
        <table:table-row table:style-name="ro1">
          <table:table-cell office:value-type="string" calcext:value-type="string">
            <text:p>128Mb/validateEx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validateEx</text:p>
          </table:table-cell>
          <table:table-cell office:value-type="float" office:value="0.207301681697351" calcext:value-type="float">
            <text:p>0,207301681697351</text:p>
          </table:table-cell>
          <table:table-cell office:value-type="string" calcext:value-type="string">
            <text:p>0.20632027408253004</text:p>
          </table:table-cell>
          <table:table-cell office:value-type="string" calcext:value-type="string">
            <text:p>0.21028616102940617</text:p>
          </table:table-cell>
          <table:table-cell office:value-type="string" calcext:value-type="string">
            <text:p>4.060318652508721e-3</text:p>
          </table:table-cell>
          <table:table-cell office:value-type="string" calcext:value-type="string">
            <text:p>1.8612979819845501e-3</text:p>
          </table:table-cell>
          <table:table-cell office:value-type="string" calcext:value-type="string">
            <text:p>8.167544649521971e-3</text:p>
          </table:table-cell>
        </table:table-row>
        <table:table-row table:style-name="ro1">
          <table:table-cell office:value-type="string" calcext:value-type="string">
            <text:p>128Mb/parser-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parser-1</text:p>
          </table:table-cell>
          <table:table-cell office:value-type="float" office:value="3.78364281473196" calcext:value-type="float">
            <text:p>3,78364281473196</text:p>
          </table:table-cell>
          <table:table-cell office:value-type="string" calcext:value-type="string">
            <text:p>3.7754246130682683</text:p>
          </table:table-cell>
          <table:table-cell office:value-type="string" calcext:value-type="string">
            <text:p>3.791861016395657</text:p>
          </table:table-cell>
          <table:table-cell office:value-type="string" calcext:value-type="string">
            <text:p>1.0727851697187624e-2</text:p>
          </table:table-cell>
          <table:table-cell office:value-type="string" calcext:value-type="string">
            <text:p>7.274603280153487e-3</text:p>
          </table:table-cell>
          <table:table-cell office:value-type="string" calcext:value-type="string">
            <text:p>1.3946872553757735e-2</text:p>
          </table:table-cell>
        </table:table-row>
        <table:table-row table:style-name="ro1">
          <table:table-cell office:value-type="string" calcext:value-type="string">
            <text:p>128Mb/parser-3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Parser-3</text:p>
          </table:table-cell>
          <table:table-cell office:value-type="float" office:value="4.52058391431153" calcext:value-type="float">
            <text:p>4,52058391431153</text:p>
          </table:table-cell>
          <table:table-cell office:value-type="string" calcext:value-type="string">
            <text:p>4.466856462619035</text:p>
          </table:table-cell>
          <table:table-cell office:value-type="string" calcext:value-type="string">
            <text:p>4.620433119004399</text:p>
          </table:table-cell>
          <table:table-cell office:value-type="string" calcext:value-type="string">
            <text:p>9.758649005296778e-2</text:p>
          </table:table-cell>
          <table:table-cell office:value-type="string" calcext:value-type="string">
            <text:p>1.5943748730933294e-3</text:p>
          </table:table-cell>
          <table:table-cell office:value-type="string" calcext:value-type="string">
            <text:p>0.11621644317777036</text:p>
          </table:table-cell>
        </table:table-row>
        <table:table-row table:style-name="ro1">
          <table:table-cell office:value-type="string" calcext:value-type="string">
            <text:p>128Mb/parser-3-A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parser-3-A</text:p>
          </table:table-cell>
          <table:table-cell office:value-type="float" office:value="1.78777734660628" calcext:value-type="float">
            <text:p>1,78777734660628</text:p>
          </table:table-cell>
          <table:table-cell office:value-type="string" calcext:value-type="string">
            <text:p>1.72643173991613</text:p>
          </table:table-cell>
          <table:table-cell office:value-type="string" calcext:value-type="string">
            <text:p>1.8769472694847666</text:p>
          </table:table-cell>
          <table:table-cell office:value-type="string" calcext:value-type="string">
            <text:p>0.10410063548468176</text:p>
          </table:table-cell>
          <table:table-cell office:value-type="string" calcext:value-type="string">
            <text:p>5.46696931244351e-2</text:p>
          </table:table-cell>
          <table:table-cell office:value-type="string" calcext:value-type="string">
            <text:p>0.16221444990263956</text:p>
          </table:table-cell>
        </table:table-row>
        <table:table-row table:style-name="ro1">
          <table:table-cell office:value-type="string" calcext:value-type="string">
            <text:p>128Mb/parser-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parser-4</text:p>
          </table:table-cell>
          <table:table-cell office:value-type="float" office:value="3.08877258236869" calcext:value-type="float">
            <text:p>3,08877258236869</text:p>
          </table:table-cell>
          <table:table-cell office:value-type="string" calcext:value-type="string">
            <text:p>3.059379539749352</text:p>
          </table:table-cell>
          <table:table-cell office:value-type="string" calcext:value-type="string">
            <text:p>3.115646717258496</text:p>
          </table:table-cell>
          <table:table-cell office:value-type="string" calcext:value-type="string">
            <text:p>3.62884170000393e-2</text:p>
          </table:table-cell>
          <table:table-cell office:value-type="string" calcext:value-type="string">
            <text:p>2.0951501460209174e-2</text:p>
          </table:table-cell>
          <table:table-cell office:value-type="string" calcext:value-type="string">
            <text:p>5.483591842027197e-2</text:p>
          </table:table-cell>
        </table:table-row>
        <table:table-row table:style-name="ro1">
          <table:table-cell office:value-type="string" calcext:value-type="string">
            <text:p>256Mb/validate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validate</text:p>
          </table:table-cell>
          <table:table-cell office:value-type="float" office:value="0.224428465240908" calcext:value-type="float">
            <text:p>0,224428465240908</text:p>
          </table:table-cell>
          <table:table-cell office:value-type="string" calcext:value-type="string">
            <text:p>0.22355856884001096</text:p>
          </table:table-cell>
          <table:table-cell office:value-type="string" calcext:value-type="string">
            <text:p>0.22661322349447566</text:p>
          </table:table-cell>
          <table:table-cell office:value-type="string" calcext:value-type="string">
            <text:p>3.0047797972744764e-3</text:p>
          </table:table-cell>
          <table:table-cell office:value-type="string" calcext:value-type="string">
            <text:p>6.400105144265412e-4</text:p>
          </table:table-cell>
          <table:table-cell office:value-type="string" calcext:value-type="string">
            <text:p>4.701183727855694e-3</text:p>
          </table:table-cell>
        </table:table-row>
        <table:table-row table:style-name="ro1">
          <table:table-cell office:value-type="string" calcext:value-type="string">
            <text:p>256Mb/validateEx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validateEx</text:p>
          </table:table-cell>
          <table:table-cell office:value-type="float" office:value="0.41718085878497" calcext:value-type="float">
            <text:p>0,41718085878497</text:p>
          </table:table-cell>
          <table:table-cell office:value-type="string" calcext:value-type="string">
            <text:p>0.41268326534010913</text:p>
          </table:table-cell>
          <table:table-cell office:value-type="string" calcext:value-type="string">
            <text:p>0.4265354907046046</text:p>
          </table:table-cell>
          <table:table-cell office:value-type="string" calcext:value-type="string">
            <text:p>1.2649264356658639e-2</text:p>
          </table:table-cell>
          <table:table-cell office:value-type="string" calcext:value-type="string">
            <text:p>3.4101209784280877e-3</text:p>
          </table:table-cell>
          <table:table-cell office:value-type="string" calcext:value-type="string">
            <text:p>1.854753265331489e-2</text:p>
          </table:table-cell>
        </table:table-row>
        <table:table-row table:style-name="ro1">
          <table:table-cell office:value-type="string" calcext:value-type="string">
            <text:p>256Mb/parser-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parser-1</text:p>
          </table:table-cell>
          <table:table-cell office:value-type="float" office:value="7.5967048419443" calcext:value-type="float">
            <text:p>7,5967048419443</text:p>
          </table:table-cell>
          <table:table-cell office:value-type="string" calcext:value-type="string">
            <text:p>7.573489766193234</text:p>
          </table:table-cell>
          <table:table-cell office:value-type="string" calcext:value-type="string">
            <text:p>7.61323946657285</text:p>
          </table:table-cell>
          <table:table-cell office:value-type="string" calcext:value-type="string">
            <text:p>2.269674121648357e-2</text:p>
          </table:table-cell>
          <table:table-cell office:value-type="string" calcext:value-type="string">
            <text:p>7.157841879234184e-3</text:p>
          </table:table-cell>
          <table:table-cell office:value-type="string" calcext:value-type="string">
            <text:p>3.059933361917111e-2</text:p>
          </table:table-cell>
        </table:table-row>
        <table:table-row table:style-name="ro1">
          <table:table-cell office:value-type="string" calcext:value-type="string">
            <text:p>256Mb/parser-3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Parser-3</text:p>
          </table:table-cell>
          <table:table-cell office:value-type="float" office:value="9.08239764416976" calcext:value-type="float">
            <text:p>9,08239764416976</text:p>
          </table:table-cell>
          <table:table-cell office:value-type="string" calcext:value-type="string">
            <text:p>8.984701331999531</text:p>
          </table:table-cell>
          <table:table-cell office:value-type="string" calcext:value-type="string">
            <text:p>9.257923165678221</text:p>
          </table:table-cell>
          <table:table-cell office:value-type="string" calcext:value-type="string">
            <text:p>0.1729710948393713</text:p>
          </table:table-cell>
          <table:table-cell office:value-type="string" calcext:value-type="string">
            <text:p>1.383808526576047e-4</text:p>
          </table:table-cell>
          <table:table-cell office:value-type="string" calcext:value-type="string">
            <text:p>0.22548158766860257</text:p>
          </table:table-cell>
        </table:table-row>
        <table:table-row table:style-name="ro1">
          <table:table-cell office:value-type="string" calcext:value-type="string">
            <text:p>256Mb/parser-3-A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parser-3-A</text:p>
          </table:table-cell>
          <table:table-cell office:value-type="float" office:value="3.69291843239014" calcext:value-type="float">
            <text:p>3,69291843239014</text:p>
          </table:table-cell>
          <table:table-cell office:value-type="string" calcext:value-type="string">
            <text:p>3.528486356682843</text:p>
          </table:table-cell>
          <table:table-cell office:value-type="string" calcext:value-type="string">
            <text:p>3.873507938745024</text:p>
          </table:table-cell>
          <table:table-cell office:value-type="string" calcext:value-type="string">
            <text:p>0.22589564320061625</text:p>
          </table:table-cell>
          <table:table-cell office:value-type="string" calcext:value-type="string">
            <text:p>0.16691023036646127</text:p>
          </table:table-cell>
          <table:table-cell office:value-type="string" calcext:value-type="string">
            <text:p>0.24993164991953212</text:p>
          </table:table-cell>
        </table:table-row>
        <table:table-row table:style-name="ro1">
          <table:table-cell office:value-type="string" calcext:value-type="string">
            <text:p>256Mb/parser-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parser-4</text:p>
          </table:table-cell>
          <table:table-cell office:value-type="float" office:value="6.24167380931795" calcext:value-type="float">
            <text:p>6,24167380931795</text:p>
          </table:table-cell>
          <table:table-cell office:value-type="string" calcext:value-type="string">
            <text:p>6.11006520726005</text:p>
          </table:table-cell>
          <table:table-cell office:value-type="string" calcext:value-type="string">
            <text:p>6.362692247126688</text:p>
          </table:table-cell>
          <table:table-cell office:value-type="string" calcext:value-type="string">
            <text:p>0.1440399755508179</text:p>
          </table:table-cell>
          <table:table-cell office:value-type="string" calcext:value-type="string">
            <text:p>9.184238549642032e-2</text:p>
          </table:table-cell>
          <table:table-cell office:value-type="string" calcext:value-type="string">
            <text:p>0.17342965860439247</text:p>
          </table:table-cell>
        </table:table-row>
        <table:table-row table:style-name="ro1">
          <table:table-cell office:value-type="string" calcext:value-type="string">
            <text:p>512Mb/validate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validate</text:p>
          </table:table-cell>
          <table:table-cell office:value-type="float" office:value="0.491535390806008" calcext:value-type="float">
            <text:p>0,491535390806008</text:p>
          </table:table-cell>
          <table:table-cell office:value-type="string" calcext:value-type="string">
            <text:p>0.4741831680355121</text:p>
          </table:table-cell>
          <table:table-cell office:value-type="string" calcext:value-type="string">
            <text:p>0.5106564934786545</text:p>
          </table:table-cell>
          <table:table-cell office:value-type="string" calcext:value-type="string">
            <text:p>3.538914548923143e-2</text:p>
          </table:table-cell>
          <table:table-cell office:value-type="string" calcext:value-type="string">
            <text:p>3.0249845200310026e-2</text:p>
          </table:table-cell>
          <table:table-cell office:value-type="string" calcext:value-type="string">
            <text:p>4.064647791998233e-2</text:p>
          </table:table-cell>
        </table:table-row>
        <table:table-row table:style-name="ro1">
          <table:table-cell office:value-type="string" calcext:value-type="string">
            <text:p>512Mb/validateEx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validateEx</text:p>
          </table:table-cell>
          <table:table-cell office:value-type="float" office:value="0.846618105784241" calcext:value-type="float">
            <text:p>0,846618105784241</text:p>
          </table:table-cell>
          <table:table-cell office:value-type="string" calcext:value-type="string">
            <text:p>0.8327674683287941</text:p>
          </table:table-cell>
          <table:table-cell office:value-type="string" calcext:value-type="string">
            <text:p>0.8648078441713558</text:p>
          </table:table-cell>
          <table:table-cell office:value-type="string" calcext:value-type="string">
            <text:p>2.7133844329021568e-2</text:p>
          </table:table-cell>
          <table:table-cell office:value-type="string" calcext:value-type="string">
            <text:p>1.8747030849430565e-2</text:p>
          </table:table-cell>
          <table:table-cell office:value-type="string" calcext:value-type="string">
            <text:p>3.452412275914578e-2</text:p>
          </table:table-cell>
        </table:table-row>
        <table:table-row table:style-name="ro1">
          <table:table-cell office:value-type="string" calcext:value-type="string">
            <text:p>512Mb/parser-1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parser-1</text:p>
          </table:table-cell>
          <table:table-cell office:value-type="float" office:value="15.2408088911246" calcext:value-type="float">
            <text:p>15,2408088911246</text:p>
          </table:table-cell>
          <table:table-cell office:value-type="string" calcext:value-type="string">
            <text:p>15.167077681500814</text:p>
          </table:table-cell>
          <table:table-cell office:value-type="string" calcext:value-type="string">
            <text:p>15.30240305237688</text:p>
          </table:table-cell>
          <table:table-cell office:value-type="string" calcext:value-type="string">
            <text:p>8.400121167406985e-2</text:p>
          </table:table-cell>
          <table:table-cell office:value-type="string" calcext:value-type="string">
            <text:p>2.7606228997076876e-2</text:p>
          </table:table-cell>
          <table:table-cell office:value-type="string" calcext:value-type="string">
            <text:p>0.1147991615664912</text:p>
          </table:table-cell>
        </table:table-row>
        <table:table-row table:style-name="ro1">
          <table:table-cell office:value-type="string" calcext:value-type="string">
            <text:p>512Mb/parser-3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Parser-3</text:p>
          </table:table-cell>
          <table:table-cell office:value-type="float" office:value="18.1453714189756" calcext:value-type="float">
            <text:p>18,1453714189756</text:p>
          </table:table-cell>
          <table:table-cell office:value-type="string" calcext:value-type="string">
            <text:p>17.924747334582207</text:p>
          </table:table-cell>
          <table:table-cell office:value-type="string" calcext:value-type="string">
            <text:p>18.545112433677787</text:p>
          </table:table-cell>
          <table:table-cell office:value-type="string" calcext:value-type="string">
            <text:p>0.38906608809054377</text:p>
          </table:table-cell>
          <table:table-cell office:value-type="string" calcext:value-type="string">
            <text:p>2.6502809204552114e-2</text:p>
          </table:table-cell>
          <table:table-cell office:value-type="string" calcext:value-type="string">
            <text:p>0.48300668885247333</text:p>
          </table:table-cell>
        </table:table-row>
        <table:table-row table:style-name="ro1">
          <table:table-cell office:value-type="string" calcext:value-type="string">
            <text:p>512Mb/parser-3-A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parser-3-A</text:p>
          </table:table-cell>
          <table:table-cell office:value-type="float" office:value="7.43233590760246" calcext:value-type="float">
            <text:p>7,43233590760246</text:p>
          </table:table-cell>
          <table:table-cell office:value-type="string" calcext:value-type="string">
            <text:p>6.899967404047857</text:p>
          </table:table-cell>
          <table:table-cell office:value-type="string" calcext:value-type="string">
            <text:p>7.838849739797297</text:p>
          </table:table-cell>
          <table:table-cell office:value-type="string" calcext:value-type="string">
            <text:p>0.5344263580572354</text:p>
          </table:table-cell>
          <table:table-cell office:value-type="string" calcext:value-type="string">
            <text:p>0.20872082429058975</text:p>
          </table:table-cell>
          <table:table-cell office:value-type="string" calcext:value-type="string">
            <text:p>0.6556902423020434</text:p>
          </table:table-cell>
        </table:table-row>
        <table:table-row table:style-name="ro1">
          <table:table-cell office:value-type="string" calcext:value-type="string">
            <text:p>512Mb/parser-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parser-4</text:p>
          </table:table-cell>
          <table:table-cell office:value-type="float" office:value="12.3278316139155" calcext:value-type="float">
            <text:p>12,3278316139155</text:p>
          </table:table-cell>
          <table:table-cell office:value-type="string" calcext:value-type="string">
            <text:p>12.196363682496667</text:p>
          </table:table-cell>
          <table:table-cell office:value-type="string" calcext:value-type="string">
            <text:p>12.450201787498372</text:p>
          </table:table-cell>
          <table:table-cell office:value-type="string" calcext:value-type="string">
            <text:p>0.17059920236311257</text:p>
          </table:table-cell>
          <table:table-cell office:value-type="string" calcext:value-type="string">
            <text:p>6.943653874330317e-2</text:p>
          </table:table-cell>
          <table:table-cell office:value-type="string" calcext:value-type="string">
            <text:p>0.23417564363456678</text:p>
          </table:table-cell>
        </table:table-row>
        <table:table-row table:style-name="ro1">
          <table:table-cell office:value-type="string" calcext:value-type="string">
            <text:p>1Gb/validate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validate</text:p>
          </table:table-cell>
          <table:table-cell office:value-type="float" office:value="0.908189190493613" calcext:value-type="float">
            <text:p>0,908189190493613</text:p>
          </table:table-cell>
          <table:table-cell office:value-type="string" calcext:value-type="string">
            <text:p>0.9001656536536328</text:p>
          </table:table-cell>
          <table:table-cell office:value-type="string" calcext:value-type="string">
            <text:p>0.9178996736449043</text:p>
          </table:table-cell>
          <table:table-cell office:value-type="string" calcext:value-type="string">
            <text:p>1.633313071739356e-2</text:p>
          </table:table-cell>
          <table:table-cell office:value-type="string" calcext:value-type="string">
            <text:p>1.0817843896534661e-2</text:p>
          </table:table-cell>
          <table:table-cell office:value-type="string" calcext:value-type="string">
            <text:p>2.2870740523694786e-2</text:p>
          </table:table-cell>
        </table:table-row>
        <table:table-row table:style-name="ro1">
          <table:table-cell office:value-type="string" calcext:value-type="string">
            <text:p>1Gb/validateEx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validateEx</text:p>
          </table:table-cell>
          <table:table-cell office:value-type="float" office:value="1.65491642499213" calcext:value-type="float">
            <text:p>1,65491642499213</text:p>
          </table:table-cell>
          <table:table-cell office:value-type="string" calcext:value-type="string">
            <text:p>1.6325353681048864</text:p>
          </table:table-cell>
          <table:table-cell office:value-type="string" calcext:value-type="string">
            <text:p>1.6835662945935728</text:p>
          </table:table-cell>
          <table:table-cell office:value-type="string" calcext:value-type="string">
            <text:p>3.818829812488002e-2</text:p>
          </table:table-cell>
          <table:table-cell office:value-type="string" calcext:value-type="string">
            <text:p>2.8065017252905416e-2</text:p>
          </table:table-cell>
          <table:table-cell office:value-type="string" calcext:value-type="string">
            <text:p>4.989180321776095e-2</text:p>
          </table:table-cell>
        </table:table-row>
        <table:table-row table:style-name="ro1">
          <table:table-cell office:value-type="string" calcext:value-type="string">
            <text:p>1Gb/parser-1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arser-1</text:p>
          </table:table-cell>
          <table:table-cell office:value-type="float" office:value="30.4840840664359" calcext:value-type="float">
            <text:p>30,4840840664359</text:p>
          </table:table-cell>
          <table:table-cell office:value-type="string" calcext:value-type="string">
            <text:p>30.327598837375263</text:p>
          </table:table-cell>
          <table:table-cell office:value-type="string" calcext:value-type="string">
            <text:p>30.76695704174684</text:p>
          </table:table-cell>
          <table:table-cell office:value-type="string" calcext:value-type="string">
            <text:p>0.27558554222178017</text:p>
          </table:table-cell>
          <table:table-cell office:value-type="string" calcext:value-type="string">
            <text:p>1.604187929704276e-2</text:p>
          </table:table-cell>
          <table:table-cell office:value-type="string" calcext:value-type="string">
            <text:p>0.3453452771923341</text:p>
          </table:table-cell>
        </table:table-row>
        <table:table-row table:style-name="ro1">
          <table:table-cell office:value-type="string" calcext:value-type="string">
            <text:p>1Gb/parser-3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arser-3</text:p>
          </table:table-cell>
          <table:table-cell office:value-type="float" office:value="36.0511725735863" calcext:value-type="float">
            <text:p>36,0511725735863</text:p>
          </table:table-cell>
          <table:table-cell office:value-type="string" calcext:value-type="string">
            <text:p>35.65455988441924</text:p>
          </table:table-cell>
          <table:table-cell office:value-type="string" calcext:value-type="string">
            <text:p>36.836456488879776</text:p>
          </table:table-cell>
          <table:table-cell office:value-type="string" calcext:value-type="string">
            <text:p>0.7826728438715534</text:p>
          </table:table-cell>
          <table:table-cell office:value-type="string" calcext:value-type="string">
            <text:p>7.951790806437486e-4</text:p>
          </table:table-cell>
          <table:table-cell office:value-type="string" calcext:value-type="string">
            <text:p>0.9072268566262339</text:p>
          </table:table-cell>
        </table:table-row>
        <table:table-row table:style-name="ro1">
          <table:table-cell office:value-type="string" calcext:value-type="string">
            <text:p>1Gb/parser-3-A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arser-3-A</text:p>
          </table:table-cell>
          <table:table-cell office:value-type="float" office:value="14.9715390462934" calcext:value-type="float">
            <text:p>14,9715390462934</text:p>
          </table:table-cell>
          <table:table-cell office:value-type="string" calcext:value-type="string">
            <text:p>14.022791232380769</text:p>
          </table:table-cell>
          <table:table-cell office:value-type="string" calcext:value-type="string">
            <text:p>15.456726158290621</text:p>
          </table:table-cell>
          <table:table-cell office:value-type="string" calcext:value-type="string">
            <text:p>0.8972962913688963</text:p>
          </table:table-cell>
          <table:table-cell office:value-type="string" calcext:value-type="string">
            <text:p>4.9944054729348264e-2</text:p>
          </table:table-cell>
          <table:table-cell office:value-type="string" calcext:value-type="string">
            <text:p>1.1204916388757287</text:p>
          </table:table-cell>
        </table:table-row>
        <table:table-row table:style-name="ro1">
          <table:table-cell office:value-type="string" calcext:value-type="string">
            <text:p>1Gb/parser-4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arser-4</text:p>
          </table:table-cell>
          <table:table-cell office:value-type="float" office:value="24.7457443913518" calcext:value-type="float">
            <text:p>24,7457443913518</text:p>
          </table:table-cell>
          <table:table-cell office:value-type="string" calcext:value-type="string">
            <text:p>24.385884525247093</text:p>
          </table:table-cell>
          <table:table-cell office:value-type="string" calcext:value-type="string">
            <text:p>25.284901844370324</text:p>
          </table:table-cell>
          <table:table-cell office:value-type="string" calcext:value-type="string">
            <text:p>0.5570608484247465</text:p>
          </table:table-cell>
          <table:table-cell office:value-type="string" calcext:value-type="string">
            <text:p>0.16326398697941424</text:p>
          </table:table-cell>
          <table:table-cell office:value-type="string" calcext:value-type="string">
            <text:p>0.7464851839290493</text:p>
          </table:table-cell>
        </table:table-row>
      </table:table>
      <table:table table:name="Summary &amp; charts" table:style-name="ta1">
        <table:shapes>
          <draw:frame draw:z-index="0" draw:style-name="gr1" draw:text-style-name="P1" svg:width="245.88mm" svg:height="182.03mm" svg:x="1.1mm" svg:y="42.33mm">
            <draw:object draw:notify-on-update-of-ranges="PT@categories PT@label 0 PT@data 0 PT@label 1 PT@data 1 PT@label 2 PT@data 2 PT@label 3 PT@data 3 PT@label 4 PT@data 4 PT@label 5 PT@data 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asdasd" draw:style-name="gr1" draw:text-style-name="P1" svg:width="245.87mm" svg:height="182.03mm" svg:x="250.56mm" svg:y="43.74m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  <svg:title>asdasd</svg:title>
            <svg:desc>asdasd</svg:desc>
          </draw:frame>
        </table:shapes>
        <table:table-column table:style-name="co6" table:default-cell-style-name="ce59"/>
        <table:table-column table:style-name="co6" table:default-cell-style-name="ce64"/>
        <table:table-column table:style-name="co6" table:number-columns-repeated="4" table:default-cell-style-name="ce70"/>
        <table:table-column table:style-name="co6" table:default-cell-style-name="ce74"/>
        <table:table-column table:style-name="co6" table:default-cell-style-name="ce80"/>
        <table:table-row table:style-name="ro1">
          <table:table-cell table:style-name="ce56" office:value-type="string" calcext:value-type="string">
            <text:p>Сумма - Mean</text:p>
          </table:table-cell>
          <table:table-cell table:style-name="ce61" office:value-type="string" calcext:value-type="string">
            <text:p>Name</text:p>
          </table:table-cell>
          <table:table-cell table:style-name="ce67" table:number-columns-repeated="5"/>
          <table:table-cell table:style-name="ce77"/>
        </table:table-row>
        <table:table-row table:style-name="ro1">
          <table:table-cell table:style-name="ce57" office:value-type="string" calcext:value-type="string">
            <text:p>Size</text:p>
          </table:table-cell>
          <table:table-cell table:style-name="ce62" office:value-type="string" calcext:value-type="string">
            <text:p>parser-1</text:p>
          </table:table-cell>
          <table:table-cell table:style-name="ce68" office:value-type="string" calcext:value-type="string">
            <text:p>Parser-3</text:p>
          </table:table-cell>
          <table:table-cell table:style-name="ce68" office:value-type="string" calcext:value-type="string">
            <text:p>parser-3-A</text:p>
          </table:table-cell>
          <table:table-cell table:style-name="ce68" office:value-type="string" calcext:value-type="string">
            <text:p>parser-4</text:p>
          </table:table-cell>
          <table:table-cell table:style-name="ce68" office:value-type="string" calcext:value-type="string">
            <text:p>validate</text:p>
          </table:table-cell>
          <table:table-cell table:style-name="ce68" office:value-type="string" calcext:value-type="string">
            <text:p>validateEx</text:p>
          </table:table-cell>
          <table:table-cell table:style-name="ce78" office:value-type="string" calcext:value-type="string">
            <text:p>Итог Результат</text:p>
          </table:table-cell>
        </table:table-row>
        <table:table-row table:style-name="ro1">
          <table:table-cell table:style-name="ce58" office:value-type="float" office:value="32" calcext:value-type="float">
            <text:p>32</text:p>
          </table:table-cell>
          <table:table-cell table:style-name="ce63" office:value-type="float" office:value="0.972988792162884" calcext:value-type="float">
            <text:p>9,73E-01</text:p>
          </table:table-cell>
          <table:table-cell table:style-name="ce69" office:value-type="float" office:value="1.12490967957332" calcext:value-type="float">
            <text:p>1,12E+00</text:p>
          </table:table-cell>
          <table:table-cell table:style-name="ce69" office:value-type="float" office:value="0.414796126091134" calcext:value-type="float">
            <text:p>4,15E-01</text:p>
          </table:table-cell>
          <table:table-cell table:style-name="ce69" office:value-type="float" office:value="0.779978875017928" calcext:value-type="float">
            <text:p>7,80E-01</text:p>
          </table:table-cell>
          <table:table-cell table:style-name="ce69" office:value-type="float" office:value="0.0298761859769114" calcext:value-type="float">
            <text:p>2,99E-02</text:p>
          </table:table-cell>
          <table:table-cell table:style-name="ce73" office:value-type="float" office:value="0.0535088836308414" calcext:value-type="float">
            <text:p>5,35E-02</text:p>
          </table:table-cell>
          <table:table-cell table:style-name="ce79" office:value-type="float" office:value="3.37605854245302" calcext:value-type="float">
            <text:p>3,38E+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.91667813556199" calcext:value-type="float">
            <text:p>1,92E+00</text:p>
          </table:table-cell>
          <table:table-cell office:value-type="float" office:value="2.24096513424973" calcext:value-type="float">
            <text:p>2,24E+00</text:p>
          </table:table-cell>
          <table:table-cell office:value-type="float" office:value="0.810965124657076" calcext:value-type="float">
            <text:p>8,11E-01</text:p>
          </table:table-cell>
          <table:table-cell office:value-type="float" office:value="1.54715853406598" calcext:value-type="float">
            <text:p>1,55E+00</text:p>
          </table:table-cell>
          <table:table-cell office:value-type="float" office:value="0.0633325768283832" calcext:value-type="float">
            <text:p>6,33E-02</text:p>
          </table:table-cell>
          <table:table-cell office:value-type="float" office:value="0.106787937656532" calcext:value-type="float">
            <text:p>1,07E-01</text:p>
          </table:table-cell>
          <table:table-cell office:value-type="float" office:value="6.68588744301969" calcext:value-type="float">
            <text:p>6,69E+0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.78364281473196" calcext:value-type="float">
            <text:p>3,78E+00</text:p>
          </table:table-cell>
          <table:table-cell office:value-type="float" office:value="4.52058391431153" calcext:value-type="float">
            <text:p>4,52E+00</text:p>
          </table:table-cell>
          <table:table-cell office:value-type="float" office:value="1.78777734660628" calcext:value-type="float">
            <text:p>1,79E+00</text:p>
          </table:table-cell>
          <table:table-cell office:value-type="float" office:value="3.08877258236869" calcext:value-type="float">
            <text:p>3,09E+00</text:p>
          </table:table-cell>
          <table:table-cell office:value-type="float" office:value="0.113163720989346" calcext:value-type="float">
            <text:p>1,13E-01</text:p>
          </table:table-cell>
          <table:table-cell office:value-type="float" office:value="0.207301681697351" calcext:value-type="float">
            <text:p>2,07E-01</text:p>
          </table:table-cell>
          <table:table-cell office:value-type="float" office:value="13.5012420607052" calcext:value-type="float">
            <text:p>1,35E+0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7.5967048419443" calcext:value-type="float">
            <text:p>7,60E+00</text:p>
          </table:table-cell>
          <table:table-cell office:value-type="float" office:value="9.08239764416976" calcext:value-type="float">
            <text:p>9,08E+00</text:p>
          </table:table-cell>
          <table:table-cell office:value-type="float" office:value="3.69291843239014" calcext:value-type="float">
            <text:p>3,69E+00</text:p>
          </table:table-cell>
          <table:table-cell office:value-type="float" office:value="6.24167380931795" calcext:value-type="float">
            <text:p>6,24E+00</text:p>
          </table:table-cell>
          <table:table-cell office:value-type="float" office:value="0.224428465240908" calcext:value-type="float">
            <text:p>2,24E-01</text:p>
          </table:table-cell>
          <table:table-cell office:value-type="float" office:value="0.41718085878497" calcext:value-type="float">
            <text:p>4,17E-01</text:p>
          </table:table-cell>
          <table:table-cell office:value-type="float" office:value="27.255304051848" calcext:value-type="float">
            <text:p>2,73E+0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5.2408088911246" calcext:value-type="float">
            <text:p>1,52E+01</text:p>
          </table:table-cell>
          <table:table-cell office:value-type="float" office:value="18.1453714189756" calcext:value-type="float">
            <text:p>1,81E+01</text:p>
          </table:table-cell>
          <table:table-cell office:value-type="float" office:value="7.43233590760246" calcext:value-type="float">
            <text:p>7,43E+00</text:p>
          </table:table-cell>
          <table:table-cell office:value-type="float" office:value="12.3278316139155" calcext:value-type="float">
            <text:p>1,23E+01</text:p>
          </table:table-cell>
          <table:table-cell office:value-type="float" office:value="0.491535390806008" calcext:value-type="float">
            <text:p>4,92E-01</text:p>
          </table:table-cell>
          <table:table-cell office:value-type="float" office:value="0.846618105784241" calcext:value-type="float">
            <text:p>8,47E-01</text:p>
          </table:table-cell>
          <table:table-cell office:value-type="float" office:value="54.4845013282084" calcext:value-type="float">
            <text:p>5,45E+0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style-name="ce65" office:value-type="float" office:value="30.4840840664359" calcext:value-type="float">
            <text:p>3,05E+01</text:p>
          </table:table-cell>
          <table:table-cell table:style-name="ce71" office:value-type="float" office:value="36.0511725735863" calcext:value-type="float">
            <text:p>3,61E+01</text:p>
          </table:table-cell>
          <table:table-cell table:style-name="ce71" office:value-type="float" office:value="14.9715390462934" calcext:value-type="float">
            <text:p>1,50E+01</text:p>
          </table:table-cell>
          <table:table-cell table:style-name="ce71" office:value-type="float" office:value="24.7457443913518" calcext:value-type="float">
            <text:p>2,47E+01</text:p>
          </table:table-cell>
          <table:table-cell table:style-name="ce71" office:value-type="float" office:value="0.908189190493613" calcext:value-type="float">
            <text:p>9,08E-01</text:p>
          </table:table-cell>
          <table:table-cell table:style-name="ce75" office:value-type="float" office:value="1.65491642499213" calcext:value-type="float">
            <text:p>1,65E+00</text:p>
          </table:table-cell>
          <table:table-cell table:style-name="ce81" office:value-type="float" office:value="108.815645693153" calcext:value-type="float">
            <text:p>1,09E+02</text:p>
          </table:table-cell>
        </table:table-row>
        <table:table-row table:style-name="ro1">
          <table:table-cell table:style-name="ce60" office:value-type="string" calcext:value-type="string">
            <text:p>Итог Результат</text:p>
          </table:table-cell>
          <table:table-cell table:style-name="ce66" office:value-type="float" office:value="59.9949075419616" calcext:value-type="float">
            <text:p>6,00E+01</text:p>
          </table:table-cell>
          <table:table-cell table:style-name="ce72" office:value-type="float" office:value="71.1654003648662" calcext:value-type="float">
            <text:p>7,12E+01</text:p>
          </table:table-cell>
          <table:table-cell table:style-name="ce72" office:value-type="float" office:value="29.1103319836405" calcext:value-type="float">
            <text:p>2,91E+01</text:p>
          </table:table-cell>
          <table:table-cell table:style-name="ce72" office:value-type="float" office:value="48.7311598060378" calcext:value-type="float">
            <text:p>4,87E+01</text:p>
          </table:table-cell>
          <table:table-cell table:style-name="ce72" office:value-type="float" office:value="1.83052553033517" calcext:value-type="float">
            <text:p>1,83E+00</text:p>
          </table:table-cell>
          <table:table-cell table:style-name="ce76" office:value-type="float" office:value="3.28631389254607" calcext:value-type="float">
            <text:p>3,29E+00</text:p>
          </table:table-cell>
          <table:table-cell table:style-name="ce82" office:value-type="float" office:value="214.118639119387" calcext:value-type="float">
            <text:p>2,14E+02</text:p>
          </table:table-cell>
        </table:table-row>
      </table:table>
      <table:named-expressions/>
      <table:data-pilot-tables>
        <table:data-pilot-table table:name="DataPilot1" table:application-data="" table:target-range-address="'Summary &amp; charts'.A1:'Summary &amp; charts'.H9" table:buttons="'Summary &amp; charts'.A2 'Summary &amp; charts'.B1" table:show-filter-button="false" table:drill-down-on-double-click="false">
          <table:source-cell-range table:cell-range-address="'benchmark data'.B1:'benchmark data'.D37"/>
          <table:data-pilot-field table:source-field-name="Name" table:orientation="column" table:used-hierarchy="0" table:function="auto">
            <table:data-pilot-level table:show-empty="false" calcext:repeat-item-labels="false">
              <table:data-pilot-members>
                <table:data-pilot-member table:name="parser-1" table:display="true" table:show-details="true"/>
                <table:data-pilot-member table:name="Parser-3" table:display="true" table:show-details="true"/>
                <table:data-pilot-member table:name="parser-3-A" table:display="true" table:show-details="true"/>
                <table:data-pilot-member table:name="parser-4" table:display="true" table:show-details="true"/>
                <table:data-pilot-member table:name="validate" table:display="true" table:show-details="true"/>
                <table:data-pilot-member table:name="validateE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ize" table:orientation="row" table:used-hierarchy="0" table:function="auto">
            <table:data-pilot-level table:show-empty="false" calcext:repeat-item-labels="false">
              <table:data-pilot-members>
                <table:data-pilot-member table:name="32" table:display="true" table:show-details="true"/>
                <table:data-pilot-member table:name="64" table:display="true" table:show-details="true"/>
                <table:data-pilot-member table:name="128" table:display="true" table:show-details="true"/>
                <table:data-pilot-member table:name="256" table:display="true" table:show-details="true"/>
                <table:data-pilot-member table:name="512" table:display="true" table:show-details="true"/>
                <table:data-pilot-member table:name="102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ean" table:orientation="data" table:used-hierarchy="0" table:function="sum">
            <table:data-pilot-level table:show-empty="false" calcext:repeat-item-labels="false">
              <table:data-pilot-members>
                <table:data-pilot-member table:name="2,99E-02" table:display="true" table:show-details="true"/>
                <table:data-pilot-member table:name="5,35E-02" table:display="true" table:show-details="true"/>
                <table:data-pilot-member table:name="6,33E-02" table:display="true" table:show-details="true"/>
                <table:data-pilot-member table:name="1,07E-01" table:display="true" table:show-details="true"/>
                <table:data-pilot-member table:name="1,13E-01" table:display="true" table:show-details="true"/>
                <table:data-pilot-member table:name="2,07E-01" table:display="true" table:show-details="true"/>
                <table:data-pilot-member table:name="2,24E-01" table:display="true" table:show-details="true"/>
                <table:data-pilot-member table:name="4,15E-01" table:display="true" table:show-details="true"/>
                <table:data-pilot-member table:name="4,17E-01" table:display="true" table:show-details="true"/>
                <table:data-pilot-member table:name="4,92E-01" table:display="true" table:show-details="true"/>
                <table:data-pilot-member table:name="7,80E-01" table:display="true" table:show-details="true"/>
                <table:data-pilot-member table:name="8,11E-01" table:display="true" table:show-details="true"/>
                <table:data-pilot-member table:name="8,47E-01" table:display="true" table:show-details="true"/>
                <table:data-pilot-member table:name="9,08E-01" table:display="true" table:show-details="true"/>
                <table:data-pilot-member table:name="9,73E-01" table:display="true" table:show-details="true"/>
                <table:data-pilot-member table:name="1,12E+00" table:display="true" table:show-details="true"/>
                <table:data-pilot-member table:name="1,55E+00" table:display="true" table:show-details="true"/>
                <table:data-pilot-member table:name="1,65E+00" table:display="true" table:show-details="true"/>
                <table:data-pilot-member table:name="1,79E+00" table:display="true" table:show-details="true"/>
                <table:data-pilot-member table:name="1,92E+00" table:display="true" table:show-details="true"/>
                <table:data-pilot-member table:name="2,24E+00" table:display="true" table:show-details="true"/>
                <table:data-pilot-member table:name="3,09E+00" table:display="true" table:show-details="true"/>
                <table:data-pilot-member table:name="3,69E+00" table:display="true" table:show-details="true"/>
                <table:data-pilot-member table:name="3,78E+00" table:display="true" table:show-details="true"/>
                <table:data-pilot-member table:name="4,52E+00" table:display="true" table:show-details="true"/>
                <table:data-pilot-member table:name="6,24E+00" table:display="true" table:show-details="true"/>
                <table:data-pilot-member table:name="7,43E+00" table:display="true" table:show-details="true"/>
                <table:data-pilot-member table:name="7,60E+00" table:display="true" table:show-details="true"/>
                <table:data-pilot-member table:name="9,08E+00" table:display="true" table:show-details="true"/>
                <table:data-pilot-member table:name="1,23E+01" table:display="true" table:show-details="true"/>
                <table:data-pilot-member table:name="1,50E+01" table:display="true" table:show-details="true"/>
                <table:data-pilot-member table:name="1,52E+01" table:display="true" table:show-details="true"/>
                <table:data-pilot-member table:name="1,81E+01" table:display="true" table:show-details="true"/>
                <table:data-pilot-member table:name="2,47E+01" table:display="true" table:show-details="true"/>
                <table:data-pilot-member table:name="3,05E+01" table:display="true" table:show-details="true"/>
                <table:data-pilot-member table:name="3,61E+0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WenQuanYi Zen Hei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Liberation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3">00.00.0000</text:date>, <text:time style:data-style-name="N2" text:time-value="14:46:36.384379525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23T15:01:40.940027119</dc:date>
    <meta:editing-duration>PT18M46S</meta:editing-duration>
    <meta:editing-cycles>4</meta:editing-cycles>
    <meta:generator>LibreOffice/6.2.8.2$Linux_X86_64 LibreOffice_project/20$Build-2</meta:generator>
    <meta:document-statistic meta:table-count="2" meta:cell-count="39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589cm" svg:height="18.204cm" xlink:href=".." xlink:type="simple" loext:data-pilot-source="DataPilot1" chart:class="chart:line" chart:style-name="ch1">
        <chart:legend chart:legend-position="end" svg:x="20.384cm" svg:y="5.967cm" style:legend-expansion="high" chart:style-name="ch2"/>
        <chart:plot-area chart:style-name="ch3" table:cell-range-address="PivotChart" chart:data-source-has-labels="column" svg:x="0.491cm" svg:y="0.364cm" svg:width="19.402cm" svg:height="16.576cm">
          <chartooo:coordinate-region svg:x="1.12cm" svg:y="0.567cm" svg:width="18.393cm" svg:height="15.718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line">
            <chart:data-point chart:repeated="6"/>
          </chart:series>
          <chart:series chart:style-name="ch8" chart:values-cell-range-address="PT@data 1" chart:label-cell-address="PT@label 1" chart:class="chart:line">
            <chart:data-point chart:repeated="6"/>
          </chart:series>
          <chart:series chart:style-name="ch9" chart:values-cell-range-address="PT@data 2" chart:label-cell-address="PT@label 2" chart:class="chart:line">
            <chart:data-point chart:repeated="6"/>
          </chart:series>
          <chart:series chart:style-name="ch10" chart:values-cell-range-address="PT@data 3" chart:label-cell-address="PT@label 3" chart:class="chart:line">
            <chart:data-point chart:repeated="6"/>
          </chart:series>
          <chart:series chart:style-name="ch11" chart:values-cell-range-address="PT@data 4" chart:label-cell-address="PT@label 4" chart:class="chart:line">
            <chart:data-point chart:repeated="6"/>
          </chart:series>
          <chart:series chart:style-name="ch12" chart:values-cell-range-address="PT@data 5" chart:label-cell-address="PT@label 5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ser-1</text:p>
                <draw:g>
                  <svg:desc>PT@label 0</svg:desc>
                </draw:g>
              </table:table-cell>
              <table:table-cell office:value-type="string">
                <text:p>Parser-3</text:p>
                <draw:g>
                  <svg:desc>PT@label 1</svg:desc>
                </draw:g>
              </table:table-cell>
              <table:table-cell office:value-type="string">
                <text:p>parser-3-A</text:p>
                <draw:g>
                  <svg:desc>PT@label 2</svg:desc>
                </draw:g>
              </table:table-cell>
              <table:table-cell office:value-type="string">
                <text:p>parser-4</text:p>
                <draw:g>
                  <svg:desc>PT@label 3</svg:desc>
                </draw:g>
              </table:table-cell>
              <table:table-cell office:value-type="string">
                <text:p>validate</text:p>
                <draw:g>
                  <svg:desc>PT@label 4</svg:desc>
                </draw:g>
              </table:table-cell>
              <table:table-cell office:value-type="string">
                <text:p>validateEx</text:p>
                <draw:g>
                  <svg:desc>PT@label 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2</text:p>
                <draw:g>
                  <svg:desc>PT@categories</svg:desc>
                </draw:g>
              </table:table-cell>
              <table:table-cell office:value-type="float" office:value="0.972988792162884">
                <text:p>0.972988792162884</text:p>
                <draw:g>
                  <svg:desc>PT@data 0</svg:desc>
                </draw:g>
              </table:table-cell>
              <table:table-cell office:value-type="float" office:value="1.12490967957332">
                <text:p>1.12490967957332</text:p>
                <draw:g>
                  <svg:desc>PT@data 1</svg:desc>
                </draw:g>
              </table:table-cell>
              <table:table-cell office:value-type="float" office:value="0.414796126091134">
                <text:p>0.414796126091134</text:p>
                <draw:g>
                  <svg:desc>PT@data 2</svg:desc>
                </draw:g>
              </table:table-cell>
              <table:table-cell office:value-type="float" office:value="0.779978875017928">
                <text:p>0.779978875017928</text:p>
                <draw:g>
                  <svg:desc>PT@data 3</svg:desc>
                </draw:g>
              </table:table-cell>
              <table:table-cell office:value-type="float" office:value="0.0298761859769114">
                <text:p>0.0298761859769114</text:p>
                <draw:g>
                  <svg:desc>PT@data 4</svg:desc>
                </draw:g>
              </table:table-cell>
              <table:table-cell office:value-type="float" office:value="0.0535088836308414">
                <text:p>0.0535088836308414</text:p>
                <draw:g>
                  <svg:desc>PT@data 5</svg:desc>
                </draw:g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91667813556199">
                <text:p>1.91667813556199</text:p>
              </table:table-cell>
              <table:table-cell office:value-type="float" office:value="2.24096513424973">
                <text:p>2.24096513424973</text:p>
              </table:table-cell>
              <table:table-cell office:value-type="float" office:value="0.810965124657076">
                <text:p>0.810965124657076</text:p>
              </table:table-cell>
              <table:table-cell office:value-type="float" office:value="1.54715853406598">
                <text:p>1.54715853406598</text:p>
              </table:table-cell>
              <table:table-cell office:value-type="float" office:value="0.0633325768283832">
                <text:p>0.0633325768283832</text:p>
              </table:table-cell>
              <table:table-cell office:value-type="float" office:value="0.106787937656532">
                <text:p>0.10678793765653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.78364281473196">
                <text:p>3.78364281473196</text:p>
              </table:table-cell>
              <table:table-cell office:value-type="float" office:value="4.52058391431153">
                <text:p>4.52058391431153</text:p>
              </table:table-cell>
              <table:table-cell office:value-type="float" office:value="1.78777734660628">
                <text:p>1.78777734660628</text:p>
              </table:table-cell>
              <table:table-cell office:value-type="float" office:value="3.08877258236869">
                <text:p>3.08877258236869</text:p>
              </table:table-cell>
              <table:table-cell office:value-type="float" office:value="0.113163720989346">
                <text:p>0.113163720989346</text:p>
              </table:table-cell>
              <table:table-cell office:value-type="float" office:value="0.207301681697351">
                <text:p>0.20730168169735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.5967048419443">
                <text:p>7.5967048419443</text:p>
              </table:table-cell>
              <table:table-cell office:value-type="float" office:value="9.08239764416976">
                <text:p>9.08239764416976</text:p>
              </table:table-cell>
              <table:table-cell office:value-type="float" office:value="3.69291843239014">
                <text:p>3.69291843239014</text:p>
              </table:table-cell>
              <table:table-cell office:value-type="float" office:value="6.24167380931795">
                <text:p>6.24167380931795</text:p>
              </table:table-cell>
              <table:table-cell office:value-type="float" office:value="0.224428465240908">
                <text:p>0.224428465240908</text:p>
              </table:table-cell>
              <table:table-cell office:value-type="float" office:value="0.41718085878497">
                <text:p>0.4171808587849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5.2408088911246">
                <text:p>15.2408088911246</text:p>
              </table:table-cell>
              <table:table-cell office:value-type="float" office:value="18.1453714189756">
                <text:p>18.1453714189756</text:p>
              </table:table-cell>
              <table:table-cell office:value-type="float" office:value="7.43233590760246">
                <text:p>7.43233590760246</text:p>
              </table:table-cell>
              <table:table-cell office:value-type="float" office:value="12.3278316139155">
                <text:p>12.3278316139155</text:p>
              </table:table-cell>
              <table:table-cell office:value-type="float" office:value="0.491535390806008">
                <text:p>0.491535390806008</text:p>
              </table:table-cell>
              <table:table-cell office:value-type="float" office:value="0.846618105784241">
                <text:p>0.846618105784241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30.4840840664359">
                <text:p>30.4840840664359</text:p>
              </table:table-cell>
              <table:table-cell office:value-type="float" office:value="36.0511725735863">
                <text:p>36.0511725735863</text:p>
              </table:table-cell>
              <table:table-cell office:value-type="float" office:value="14.9715390462934">
                <text:p>14.9715390462934</text:p>
              </table:table-cell>
              <table:table-cell office:value-type="float" office:value="24.7457443913518">
                <text:p>24.7457443913518</text:p>
              </table:table-cell>
              <table:table-cell office:value-type="float" office:value="0.908189190493613">
                <text:p>0.908189190493613</text:p>
              </table:table-cell>
              <table:table-cell office:value-type="float" office:value="1.65491642499213">
                <text:p>1.654916424992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588cm" svg:height="18.204cm" xlink:href="." xlink:type="simple" chart:class="chart:line" chart:style-name="ch1">
        <chart:legend chart:legend-position="end" svg:x="21.596cm" svg:y="7.534cm" style:legend-expansion="high" chart:style-name="ch2"/>
        <chart:plot-area chart:style-name="ch3" chart:data-source-has-labels="both" svg:x="0.491cm" svg:y="0.364cm" svg:width="20.614cm" svg:height="17.476cm">
          <chartooo:coordinate-region svg:x="1.418cm" svg:y="0.567cm" svg:width="19.307cm" svg:height="16.618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line">
            <chart:data-point chart:repeated="6"/>
          </chart:series>
          <chart:series chart:style-name="ch8" chart:values-cell-range-address="local-table.$C$2:.$C$7" chart:label-cell-address="local-table.$C$1" chart:class="chart:line">
            <chart:data-point chart:repeated="6"/>
          </chart:series>
          <chart:series chart:style-name="ch9" chart:values-cell-range-address="local-table.$D$2:.$D$7" chart:label-cell-address="local-table.$D$1" chart:class="chart:line">
            <chart:data-point chart:repeated="6"/>
          </chart:series>
          <chart:series chart:style-name="ch10" chart:values-cell-range-address="local-table.$E$2:.$E$7" chart:label-cell-address="local-table.$E$1" chart:class="chart:line">
            <chart:data-point chart:repeated="6"/>
          </chart:series>
          <chart:series chart:style-name="ch11" chart:values-cell-range-address="local-table.$F$2:.$F$7" chart:label-cell-address="local-table.$F$1" chart:class="chart:line">
            <chart:data-point chart:repeated="6"/>
          </chart:series>
          <chart:series chart:style-name="ch12" chart:values-cell-range-address="local-table.$G$2:.$G$7" chart:label-cell-address="local-table.$G$1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ser-1</text:p>
              </table:table-cell>
              <table:table-cell office:value-type="string">
                <text:p>Parser-3</text:p>
              </table:table-cell>
              <table:table-cell office:value-type="string">
                <text:p>parser-3-A</text:p>
              </table:table-cell>
              <table:table-cell office:value-type="string">
                <text:p>parser-4</text:p>
              </table:table-cell>
              <table:table-cell office:value-type="string">
                <text:p>validate</text:p>
              </table:table-cell>
              <table:table-cell office:value-type="string">
                <text:p>validateEx</text:p>
              </table:table-cell>
            </table:table-row>
          </table:table-header-rows>
          <table:table-rows>
            <table:table-row>
              <table:table-cell office:value-type="string">
                <text:p>32</text:p>
              </table:table-cell>
              <table:table-cell office:value-type="float" office:value="0.972988792162884">
                <text:p>0.972988792162884</text:p>
              </table:table-cell>
              <table:table-cell office:value-type="float" office:value="1.12490967957332">
                <text:p>1.12490967957332</text:p>
              </table:table-cell>
              <table:table-cell office:value-type="float" office:value="0.414796126091134">
                <text:p>0.414796126091134</text:p>
              </table:table-cell>
              <table:table-cell office:value-type="float" office:value="0.779978875017928">
                <text:p>0.779978875017928</text:p>
              </table:table-cell>
              <table:table-cell office:value-type="float" office:value="0.0298761859769114">
                <text:p>0.0298761859769114</text:p>
              </table:table-cell>
              <table:table-cell office:value-type="float" office:value="0.0535088836308414">
                <text:p>0.053508883630841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91667813556199">
                <text:p>1.91667813556199</text:p>
              </table:table-cell>
              <table:table-cell office:value-type="float" office:value="2.24096513424973">
                <text:p>2.24096513424973</text:p>
              </table:table-cell>
              <table:table-cell office:value-type="float" office:value="0.810965124657076">
                <text:p>0.810965124657076</text:p>
              </table:table-cell>
              <table:table-cell office:value-type="float" office:value="1.54715853406598">
                <text:p>1.54715853406598</text:p>
              </table:table-cell>
              <table:table-cell office:value-type="float" office:value="0.0633325768283832">
                <text:p>0.0633325768283832</text:p>
              </table:table-cell>
              <table:table-cell office:value-type="float" office:value="0.106787937656532">
                <text:p>0.10678793765653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.78364281473196">
                <text:p>3.78364281473196</text:p>
              </table:table-cell>
              <table:table-cell office:value-type="float" office:value="4.52058391431153">
                <text:p>4.52058391431153</text:p>
              </table:table-cell>
              <table:table-cell office:value-type="float" office:value="1.78777734660628">
                <text:p>1.78777734660628</text:p>
              </table:table-cell>
              <table:table-cell office:value-type="float" office:value="3.08877258236869">
                <text:p>3.08877258236869</text:p>
              </table:table-cell>
              <table:table-cell office:value-type="float" office:value="0.113163720989346">
                <text:p>0.113163720989346</text:p>
              </table:table-cell>
              <table:table-cell office:value-type="float" office:value="0.207301681697351">
                <text:p>0.20730168169735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.5967048419443">
                <text:p>7.5967048419443</text:p>
              </table:table-cell>
              <table:table-cell office:value-type="float" office:value="9.08239764416976">
                <text:p>9.08239764416976</text:p>
              </table:table-cell>
              <table:table-cell office:value-type="float" office:value="3.69291843239014">
                <text:p>3.69291843239014</text:p>
              </table:table-cell>
              <table:table-cell office:value-type="float" office:value="6.24167380931795">
                <text:p>6.24167380931795</text:p>
              </table:table-cell>
              <table:table-cell office:value-type="float" office:value="0.224428465240908">
                <text:p>0.224428465240908</text:p>
              </table:table-cell>
              <table:table-cell office:value-type="float" office:value="0.41718085878497">
                <text:p>0.4171808587849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5.2408088911246">
                <text:p>15.2408088911246</text:p>
              </table:table-cell>
              <table:table-cell office:value-type="float" office:value="18.1453714189756">
                <text:p>18.1453714189756</text:p>
              </table:table-cell>
              <table:table-cell office:value-type="float" office:value="7.43233590760246">
                <text:p>7.43233590760246</text:p>
              </table:table-cell>
              <table:table-cell office:value-type="float" office:value="12.3278316139155">
                <text:p>12.3278316139155</text:p>
              </table:table-cell>
              <table:table-cell office:value-type="float" office:value="0.491535390806008">
                <text:p>0.491535390806008</text:p>
              </table:table-cell>
              <table:table-cell office:value-type="float" office:value="0.846618105784241">
                <text:p>0.846618105784241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30.4840840664359">
                <text:p>30.4840840664359</text:p>
              </table:table-cell>
              <table:table-cell office:value-type="float" office:value="36.0511725735863">
                <text:p>36.0511725735863</text:p>
              </table:table-cell>
              <table:table-cell office:value-type="float" office:value="14.9715390462934">
                <text:p>14.9715390462934</text:p>
              </table:table-cell>
              <table:table-cell office:value-type="float" office:value="24.7457443913518">
                <text:p>24.7457443913518</text:p>
              </table:table-cell>
              <table:table-cell office:value-type="float" office:value="0.908189190493613">
                <text:p>0.908189190493613</text:p>
              </table:table-cell>
              <table:table-cell office:value-type="float" office:value="1.65491642499213">
                <text:p>1.654916424992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